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17in"/>
    </style:style>
    <style:style style:name="co2" style:family="table-column">
      <style:table-column-properties fo:break-before="auto" style:column-width="2.2701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3555in"/>
    </style:style>
    <style:style style:name="co6" style:family="table-column">
      <style:table-column-properties fo:break-before="auto" style:column-width="1.3236in"/>
    </style:style>
    <style:style style:name="co7" style:family="table-column">
      <style:table-column-properties fo:break-before="auto" style:column-width="1.1189in"/>
    </style:style>
    <style:style style:name="co8" style:family="table-column">
      <style:table-column-properties fo:break-before="auto" style:column-width="1.3772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Cost</text:p>
          </table:table-cell>
          <table:table-cell office:value-type="string">
            <text:p>Requirements</text:p>
          </table:table-cell>
          <table:table-cell office:value-type="string">
            <text:p>Resource</text:p>
          </table:table-cell>
          <table:table-cell office:value-type="string">
            <text:p>Resource Ratio</text:p>
          </table:table-cell>
          <table:table-cell office:value-type="string">
            <text:p>Research Ratio</text:p>
          </table:table-cell>
          <table:table-cell office:value-type="string">
            <text:p>Research Type</text:p>
          </table:table-cell>
          <table:table-cell office:value-type="string">
            <text:p>Drone Cost</text:p>
          </table:table-cell>
          <table:table-cell office:value-type="string">
            <text:p>Drone Cost Ratio</text:p>
          </table:table-cell>
          <table:table-cell office:value-type="string">
            <text:p>Drone Types</text:p>
          </table:table-cell>
          <table:table-cell office:value-type="string">
            <text:p>Drone Ships</text:p>
          </table:table-cell>
        </table:table-row>
        <table:table-row table:style-name="ro1">
          <table:table-cell office:value-type="string">
            <text:p>Miner's Guild</text:p>
          </table:table-cell>
          <table:table-cell office:value-type="string">
            <text:p>mineg</text:p>
          </table:table-cell>
          <table:table-cell office:value-type="float" office:value="1000">
            <text:p>1000</text:p>
          </table:table-cell>
          <table:table-cell/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office:value-type="string">
            <text:p>Mining Laser I</text:p>
          </table:table-cell>
          <table:table-cell office:value-type="string">
            <text:p>minelas1</text:p>
          </table:table-cell>
          <table:table-cell office:value-type="float" office:value="1500">
            <text:p>1500</text:p>
          </table:table-cell>
          <table:table-cell office:value-type="string">
            <text:p>mineg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office:value-type="string">
            <text:p>Mining Laser II</text:p>
          </table:table-cell>
          <table:table-cell office:value-type="string">
            <text:p>minelas2</text:p>
          </table:table-cell>
          <table:table-cell office:value-type="float" office:value="2000">
            <text:p>2000</text:p>
          </table:table-cell>
          <table:table-cell office:value-type="string">
            <text:p>minelas1</text:p>
          </table:table-cell>
          <table:table-cell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office:value-type="string">
            <text:p>Personnel Training</text:p>
          </table:table-cell>
          <table:table-cell office:value-type="string">
            <text:p>pertrain</text:p>
          </table:table-cell>
          <table:table-cell office:value-type="float" office:value="3000">
            <text:p>3000</text:p>
          </table:table-cell>
          <table:table-cell office:value-type="string">
            <text:p>csprop1 cscol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WorldTyp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office:value-type="string">
            <text:p>Assembly Line</text:p>
          </table:table-cell>
          <table:table-cell office:value-type="string">
            <text:p>droneprod1</text:p>
          </table:table-cell>
          <table:table-cell office:value-type="float" office:value="500">
            <text:p>50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2" office:value-type="string">
            <text:p>All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2">07/12/2008</text:date>, <text:time>13:0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uan Lafont</meta:initial-creator>
    <meta:creation-date>2008-06-21T13:11:50</meta:creation-date>
    <dc:creator>Juan Lafont</dc:creator>
    <dc:date>2008-07-12T13:02:37</dc:date>
    <meta:editing-cycles>9</meta:editing-cycles>
    <meta:editing-duration>PT2H23M52S</meta:editing-duration>
    <meta:user-defined meta:name="Info 1"/>
    <meta:user-defined meta:name="Info 2"/>
    <meta:user-defined meta:name="Info 3"/>
    <meta:user-defined meta:name="Info 4"/>
    <meta:document-statistic meta:table-count="3" meta:cell-count="70"/>
  </office:meta>
</office:document-meta>
</file>